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Arial Black'"/>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color="#000000" fo:font-size="10.5pt" style:font-size-asian="10.5pt" style:font-size-complex="10.5pt"/>
    </style:style>
    <style:style style:name="P5"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style:font-name="Georgia" fo:letter-spacing="normal" fo:font-style="normal" fo:font-weight="bold" style:font-weight-asian="bold" style:font-weight-complex="bold"/>
    </style:style>
    <style:style style:name="T3" style:family="text">
      <style:text-properties fo:font-variant="normal" fo:text-transform="none" style:font-name="Georgia" fo:letter-spacing="normal" fo:font-style="normal" fo:font-weight="normal"/>
    </style:style>
    <style:style style:name="T4" style:family="text">
      <style:text-properties fo:font-variant="normal" fo:text-transform="none"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5" style:family="text">
      <style:text-properties fo:font-variant="normal" fo:text-transform="none" style:font-name="Georgia" fo:letter-spacing="normal" fo:language="en" fo:country="US" fo:font-style="normal" fo:font-weight="normal" style:font-name-asian="Georgia" style:language-asian="none" style:country-asian="none" style:font-name-complex="Georgia" style:language-complex="none" style:country-complex="none"/>
    </style:style>
    <style:style style:name="T6" style:family="text">
      <style:text-properties fo:font-variant="normal" fo:text-transform="none" style:font-name="Georgia" fo:letter-spacing="normal" fo:language="en" fo:country="US" fo:font-style="normal"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fo:font-variant="normal" fo:text-transform="none" style:font-name="Georgia" fo:font-size="12pt" fo:letter-spacing="normal" fo:language="none" fo:country="none" fo:font-style="normal" fo:font-weight="normal" style:font-name-asian="Georgia" style:font-size-asian="12pt" style:language-asian="none" style:country-asian="none" style:font-name-complex="Georgia" style:font-size-complex="12pt" style:language-complex="none" style:country-complex="none"/>
    </style:style>
    <style:style style:name="T8" style:family="text">
      <style:text-properties fo:font-variant="normal" fo:text-transform="none" fo:color="#000000" style:font-name="Georgia" fo:font-size="10.5pt" fo:letter-spacing="normal" fo:font-style="normal" fo:font-weight="normal" style:font-size-asian="10.5pt" style:font-size-complex="10.5pt"/>
    </style:style>
    <style:style style:name="T9"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0"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1"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2" style:family="text">
      <style:text-properties fo:color="#000000" fo:language="none" fo:country="none" style:font-name-asian="Georgia" style:language-asian="none" style:country-asian="none" style:font-name-complex="Georgia" style:language-complex="none" style:country-complex="none"/>
    </style:style>
    <style:style style:name="T13"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4"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5"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6" style:family="text">
      <style:text-properties style:font-name="Georgia" fo:language="none" fo:country="none" style:font-name-asian="Georgia" style:language-asian="none" style:country-asian="none" style:font-name-complex="Georgia" style:language-complex="none" style:country-complex="none"/>
    </style:style>
    <style:style style:name="T17"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18"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What God Abhors <text:s/></text:span></text:p>
      <text:p text:style-name="P1"><text:span text:style-name="T1">Read:</text:span> Leviticus 20:1-16; 22-27</text:p>
      <text:p text:style-name="P1"><text:span text:style-name="T1">Text:</text:span> <text:span text:style-name="T12">Leviticus 20:23 “And ye shall not walk in the manners of the nation, which I cast out before you: for they committed all these things, and therefore I abhorred them.”</text:span></text:p>
      <text:p text:style-name="P3"><text:span text:style-name="T1">Introduction:</text:span> As I was reading through the book of Leviticus this week I discovered that there are some sins that God abhors. <text:s/>It seems that these sins may incite the anger of God more than other sins do. <text:s/>The punish - ment proscribed by God for committing these sins is death. <text:s/>I want to compare these Old Testament violations with present day America. <text:s/>It must be noted here that this chapter starts off as a declaration from God.</text:p>
      <text:p text:style-name="P3">It is not my intention to deal with all the reasons why but to offer a solution in my conclusion.</text:p>
      <text:p text:style-name="P3"/>
      <text:p text:style-name="P3"><text:span text:style-name="T1">Abortion:</text:span> 2-5: Some would argue that this is a stretch because we are not bowing down to idols today. <text:s/>I would argue that today we have the idol of a more convenient life. <text:s/>The most common reason for abortion is not the life or health of the mother (although that is the red herring that abortion adherents throw in your face). <text:s/>Most folks who have an abortion will talk about how it's not the right time to have a child or they can't afford a child right now or their career would be negatively affected. <text:s/>If this scripture doesn't convince you then what about Exodus 21:22-25 where the death penalty is ordered for 2 men fighting and accidentally cause a pregnant woman to lose her unborn child. <text:s/></text:p>
      <text:p text:style-name="P3"/>
      <text:p text:style-name="P3"><text:span text:style-name="T1">Seance participants, wizards, and/or sorcerers:</text:span> 6 &amp; 27 <text:s/>It is appropriate to talk about this at this time of the year since halloween is about here. <text:s/>It is appalling that Christians can see no harm in dressing up their children as witches and wizards and participate in this day that is honoring to those who follow satan. <text:s/>Guess who said: “..by dressing up, either by wearing a costume or coloring oneself for Halloween, is tanta-mount to worshiping the devil. I am glad that Christian parents let their children worship the devil at least one night of the year. Welcome to Hal-loween.” <text:s/>These are not the words of some narrow minded King James Only preacher. They came from the lips of Anton Lavey, who founded the Church of Satan and authored The Satanic Bible.</text:p>
      <text:p text:style-name="P3"/>
      <text:p text:style-name="P5"><text:span text:style-name="T9">Children who curse a parent:</text:span><text:span text:style-name="T8"> 9 add to this Deuteronomy 21:18-21 where we read: </text:span><text:span text:style-name="T10">If a man have a stubborn and rebellious son, which will not obey the voice of his father, or the voice of his mother, and </text:span><text:span text:style-name="T11">that,</text:span><text:span text:style-name="T10"> when they have chastened him, will not hearken unto them: Then shall his fat-her and his mother lay hold on him, and bring him out unto the elders of his city, and unto the gate of his place; And they shall say unto the elders of his city, This our son </text:span><text:span text:style-name="T11">is</text:span><text:span text:style-name="T10"> stubborn and rebellious, he will not obey our voice; </text:span><text:span text:style-name="T11">he is</text:span><text:span text:style-name="T10"> a glutton, and a drunkard.</text:span><text:span text:style-name="T13"> And all the men of his city shall stone him with stones, that he die...” <text:s/>God abhors the rebellion of a son or daughter. Perhaps this is because of the difficulty of a child who rebels against his/her parents being able to submit to God's authority.</text:span></text:p>
      <text:p text:style-name="P5"><text:span text:style-name="T13"/></text:p>
      <text:p text:style-name="P5"><text:span text:style-name="T14">Adultery/incest:</text:span><text:span text:style-name="T13"> 10-12 &amp; 14 these sins are sins against the people that are involved as well as the families of all involved as well as sinning <text:s/>aga-inst God Himself. <text:s/>Proverbs 6:23-24 tell us: “...whoso committeth adult-ery with a woman lacketh understanding: he </text:span><text:span text:style-name="T18">that</text:span><text:span text:style-name="T13"> doeth it destroyeth his own soul. A wound and dishonour shall he get; and his reproach shall not be wiped away.” <text:s/>This sin is one that has no end of victims. <text:s/>It cannot be committed without conspiring and/or involving another human being.</text:span></text:p>
      <text:p text:style-name="P5"><text:span text:style-name="T13"/></text:p>
      <text:p text:style-name="P3"><text:span text:style-name="T1">Homosexuality:</text:span> 13 Let me note here that this sin is not hated more by God than the other sins listed in this chapter. <text:s/>He does abhor this sin for the exact reasons that He abhors any other immorality.</text:p>
      <text:p text:style-name="P3"/>
      <text:p text:style-name="P4"><text:span text:style-name="T2">Bestiality:</text:span><text:span text:style-name="T3"> 15-16 </text:span><text:span text:style-name="T4">This seems so </text:span><text:span text:style-name="T5">abhorrent,</text:span><text:span text:style-name="T4"> to us, that we would list it </text:span><text:span text:style-name="T5">separately but I hope that you can see the progression of these sexual sins. <text:s/>It starts out with a sin that takes what God designed and changing it to involve the wrong people of the opposite sex. <text:s/>It progresses to taking what God designed and changing it to involve people of the same sex. <text:s/>It ends up involving man having sinful involvement with animals. <text:s/>I must point out that satan will take you as far down the wrong path as he can. <text:s/>He has no limit to the depths of sin that he wants you involved with.</text:span></text:p>
      <text:p text:style-name="P4"><text:span text:style-name="T5"/></text:p>
      <text:p text:style-name="P4"><text:span text:style-name="T6">Other death deserving sins include:</text:span><text:span text:style-name="T5"> Murder, Kidnapping, Rape, Some Prostitution, Idolatry, Sabbath Breaking, False Prophets, False Witness, Blasphemers, <text:s/>and those who Encourage Idolatry.</text:span></text:p>
      <text:p text:style-name="P4"><text:span text:style-name="T5"/></text:p>
      <text:p text:style-name="P4"><text:span text:style-name="T6">Good News:</text:span><text:span text:style-name="T5"> You don't have to die. </text:span><text:span text:style-name="T4"><text:s/>You can choose to call on the Lord and claim the promise of forgiveness and redemption. <text:s/>He promises in Isaiah 59:1</text:span><text:span text:style-name="T7"> “</text:span><text:span text:style-name="T4">Behold, the LORD'S hand is not shortened, that it cannot save; neither his ear heavy, that it cannot hear:” <text:s/></text:span><text:span text:style-name="T5">You and I can choose to obey the scriptures. <text:s/>We can choose to keep God's commandments, statutes, and </text:span><text:span text:style-name="T4">judgments. <text:s/></text:span><text:span text:style-name="T16">We can choose to disobey the devil and follow God closely. <text:s/>We can separate ourselves from those who tempt us to do the wrong things and buddy up to those who are walking on the path of righteousness. <text:s/>We can choose holiness and separation from worldliness.</text:span></text:p>
      <text:p text:style-name="P5"><text:span text:style-name="T10"><text:s/></text:span><text:span text:style-name="T10"><text:s text:c="2"/>Will obedience be an easy life? <text:s/>Perhaps not but it will be a life blessed by God.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Arial Black'"/>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22-10-07T11:39:33.76</dc:date>
    <meta:editing-duration>P1DT40M1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4" meta:word-count="935" meta:character-count="52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